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Text_20_body">
      <style:text-properties officeooo:rsid="001dc39b" officeooo:paragraph-rsid="002536fa"/>
    </style:style>
    <style:style style:name="P2" style:family="paragraph" style:parent-style-name="Text_20_body">
      <style:text-properties style:font-name="Times New Roman" fo:font-size="12pt" officeooo:paragraph-rsid="002536fa" style:font-size-asian="12pt" style:font-size-complex="12pt"/>
    </style:style>
    <style:style style:name="P3" style:family="paragraph" style:parent-style-name="Text_20_body">
      <style:text-properties officeooo:paragraph-rsid="002536fa"/>
    </style:style>
    <style:style style:name="P4" style:family="paragraph" style:parent-style-name="Standard">
      <style:paragraph-properties fo:text-align="center" style:justify-single-word="false"/>
      <style:text-properties officeooo:rsid="0026c926" officeooo:paragraph-rsid="002536fa"/>
    </style:style>
    <style:style style:name="P5" style:family="paragraph" style:parent-style-name="Standard">
      <style:text-properties officeooo:paragraph-rsid="002536fa"/>
    </style:style>
    <style:style style:name="P6" style:family="paragraph" style:parent-style-name="Text_20_body" style:list-style-name="L1">
      <style:text-properties officeooo:rsid="001dc39b" officeooo:paragraph-rsid="002536fa"/>
    </style:style>
    <style:style style:name="P7" style:family="paragraph" style:parent-style-name="Text_20_body" style:list-style-name="L1">
      <style:text-properties officeooo:rsid="001e1ed6" officeooo:paragraph-rsid="002536fa"/>
    </style:style>
    <style:style style:name="P8" style:family="paragraph" style:parent-style-name="Text_20_body" style:list-style-name="L1">
      <style:text-properties officeooo:paragraph-rsid="002536fa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2536fa"/>
    </style:style>
    <style:style style:name="P10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dc39b" officeooo:paragraph-rsid="002536fa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fo:font-variant="normal" fo:text-transform="none" fo:color="#222222" fo:letter-spacing="normal" fo:font-style="normal" fo:font-weight="normal" officeooo:rsid="00204c04"/>
    </style:style>
    <style:style style:name="T5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 officeooo:rsid="00204c04" style:font-size-asian="12pt" style:font-size-complex="12pt"/>
    </style:style>
    <style:style style:name="T7" style:family="text">
      <style:text-properties fo:font-variant="normal" fo:text-transform="none" fo:color="#222222" style:font-name="Times New Roman" fo:font-size="12pt" fo:letter-spacing="normal" fo:font-style="normal" fo:font-weight="normal" officeooo:rsid="00242a79" style:font-size-asian="12pt" style:font-size-complex="12pt"/>
    </style:style>
    <style:style style:name="T8" style:family="text">
      <style:text-properties officeooo:rsid="002519c7"/>
    </style:style>
    <style:style style:name="T9" style:family="text">
      <style:text-properties officeooo:rsid="0026c926"/>
    </style:style>
    <style:style style:name="T10" style:family="text">
      <style:text-properties officeooo:rsid="00279d2e"/>
    </style:style>
    <style:style style:name="T11" style:family="text">
      <style:text-properties officeooo:rsid="002703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Nome scenario:</text:p>
          </table:table-cell>
          <table:table-cell table:style-name="Tabella1.B1" office:value-type="string">
            <text:p text:style-name="P2"><text:span text:style-name="T3">Visualizza iscritti per categoria: </text:span><text:span text:style-name="T4">Personale docente o ricercatore</text:span></text:p>
          </table:table-cell>
        </table:table-row>
        <table:table-row table:style-name="Tabella1.2">
          <table:table-cell table:style-name="Tabella1.A2" office:value-type="string">
            <text:p text:style-name="P3">Istanza degli <text:span text:style-name="T1">utenti</text:span> partecipanti</text:p>
          </table:table-cell>
          <table:table-cell table:style-name="Tabella1.B2" office:value-type="string">
            <text:p text:style-name="P1">Marco De Angelis: impiegato <text:span text:style-name="T9">segreteria</text:span></text:p>
          </table:table-cell>
        </table:table-row>
        <table:table-row table:style-name="Tabella1.3">
          <table:table-cell table:style-name="Tabella1.A2" office:value-type="string">
            <text:p text:style-name="P3">Flusso degli eventi </text:p>
          </table:table-cell>
          <table:table-cell table:style-name="Tabella1.B2" office:value-type="string">
            <text:list xml:id="list29278586" text:style-name="L1">
              <text:list-item>
                <text:p text:style-name="P8"><text:span text:style-name="T3">Marco</text:span> è un impiegat<text:span text:style-name="T3">o</text:span> della segreteria dell'asilo nido Mazzetti <text:span text:style-name="T9">ed ha bisogno di visualizzare,a fini statistici, i dati dei figli di personale docente o ricercatore.</text:span></text:p>
              </text:list-item>
              <text:list-item>
                <text:p text:style-name="P8"><text:span text:style-name="T3">Marco</text:span> accende il suo PC. </text:p>
              </text:list-item>
              <text:list-item>
                <text:p text:style-name="P8"><text:span text:style-name="T11">Marco s</text:span>i connette alla rete.</text:p>
              </text:list-item>
              <text:list-item>
                <text:p text:style-name="P8"><text:span text:style-name="T11">Marco a</text:span>ccede al sito <text:span text:style-name="T2">dell'asilo Mazzetti.</text:span></text:p>
              </text:list-item>
              <text:list-item>
                <text:p text:style-name="P8"><text:span text:style-name="T11">Marco e</text:span>ffettua l'autenticazione,<text:span text:style-name="T3"> inserendo “Marco” nel campo username e “De70Angelis” nel campo password.</text:span></text:p>
              </text:list-item>
              <text:list-item>
                <text:p text:style-name="P9"><text:span text:style-name="T3">Il sistema riconosce Marco</text:span> <text:span text:style-name="T3">c</text:span><text:span text:style-name="T1">ome impiegato d'ufficio</text:span>.</text:p>
              </text:list-item>
              <text:list-item>
                <text:p text:style-name="P8"><text:span text:style-name="T3">Marco seleziona “Ricerca </text:span><text:span text:style-name="T9">avanzata</text:span><text:span text:style-name="T3">” dal Menu </text:span><text:span text:style-name="T9">di ”Gestione degli iscritti”.</text:span></text:p>
              </text:list-item>
              <text:list-item>
                <text:p text:style-name="P9"><text:span text:style-name="T10">Il sistema visualizza la sezione per la ricerca avanzata.</text:span></text:p>
              </text:list-item>
              <text:list-item>
                <text:p text:style-name="P6">Marco <text:span text:style-name="T9">seleziona dalla lista “categoria di appartenenza” il valore “Personale docente o ricercatore”</text:span>.</text:p>
              </text:list-item>
              <text:list-item>
                <text:p text:style-name="P6">Marco preme sul tasto Ricerca.</text:p>
              </text:list-item>
              <text:list-item>
                <text:p text:style-name="P10"><text:span text:style-name="T8">Il sistema</text:span> visualizza l'elenco di tutti gli iscritti, figli d<text:span text:style-name="T5">i </text:span><text:span text:style-name="T6">personale docente o fig</text:span><text:span text:style-name="T7">li</text:span><text:span text:style-name="T6"> di ricercatore</text:span><text:span text:style-name="T5">.</text:span></text:p>
                <text:p text:style-name="P7"/>
              </text:list-item>
            </text:list>
          </table:table-cell>
        </table:table-row>
      </table:table>
      <text:p text:style-name="P4">SC_A_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23T09:17:57.38</dc:date>
    <meta:editing-duration>PT20M51S</meta:editing-duration>
    <meta:editing-cycles>10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48" meta:character-count="980" meta:non-whitespace-character-count="858"/>
  </office:meta>
</office:document-meta>
</file>